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25a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cho “Enter the year” read y</text:p>
      <text:p text:style-name="Standard">b=`expr $y % 4` if [ $b -eq 0 ] then</text:p>
      <text:p text:style-name="Standard">echo “$y is a leap year” else</text:p>
      <text:p text:style-name="Standard">echo “$y is not a leap year”f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20:57:34.361000000</meta:creation-date>
    <dc:date>2022-07-12T21:00:33.169000000</dc:date>
    <meta:editing-duration>PT2M59S</meta:editing-duration>
    <meta:editing-cycles>2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4" meta:word-count="31" meta:character-count="123" meta:non-whitespace-character-count="96"/>
  </office:meta>
</office:document-meta>
</file>